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1200003E6E00000D07C9C95908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SimSun1" svg:font-family="SimSun, 宋体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366cm"/>
    </style:style>
    <style:style style:name="Tableau1.B" style:family="table-column">
      <style:table-column-properties style:column-width="3.747cm"/>
    </style:style>
    <style:style style:name="Tableau1.C" style:family="table-column">
      <style:table-column-properties style:column-width="4.835cm"/>
    </style:style>
    <style:style style:name="Tableau1.D" style:family="table-column">
      <style:table-column-properties style:column-width="4.066cm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366cm"/>
    </style:style>
    <style:style style:name="Tableau2.B" style:family="table-column">
      <style:table-column-properties style:column-width="3.747cm"/>
    </style:style>
    <style:style style:name="Tableau2.C" style:family="table-column">
      <style:table-column-properties style:column-width="4.835cm"/>
    </style:style>
    <style:style style:name="Tableau2.D" style:family="table-column">
      <style:table-column-properties style:column-width="4.066cm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paragraph-rsid="0018c6b6" style:text-underline-mode="continuous" style:text-overline-mode="continuous" style:text-line-through-mode="continuous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18c6b6"/>
    </style:style>
    <style:style style:name="P5" style:family="paragraph" style:parent-style-name="WW-Standard">
      <style:paragraph-properties fo:text-align="center" style:justify-single-word="false" style:snap-to-layout-grid="false"/>
      <style:text-properties fo:font-weight="bold" officeooo:paragraph-rsid="0018c6b6" style:font-weight-asian="bold" style:font-weight-complex="bold"/>
    </style:style>
    <style:style style:name="P6" style:family="paragraph" style:parent-style-name="WW-Standard">
      <style:paragraph-properties style:snap-to-layout-grid="false"/>
      <style:text-properties fo:font-variant="small-caps" fo:font-style="normal" officeooo:rsid="001fc83b" officeooo:paragraph-rsid="001fc83b" fo:background-color="transparent" style:font-style-asian="normal" style:font-style-complex="normal"/>
    </style:style>
    <style:style style:name="P7" style:family="paragraph" style:parent-style-name="WW-Standard">
      <style:paragraph-properties style:snap-to-layout-grid="false"/>
      <style:text-properties fo:font-variant="small-caps" fo:font-style="normal" officeooo:paragraph-rsid="0018c6b6" fo:background-color="transparent" style:font-style-asian="normal" style:font-style-complex="normal"/>
    </style:style>
    <style:style style:name="P8" style:family="paragraph" style:parent-style-name="WW-Standard">
      <style:paragraph-properties style:snap-to-layout-grid="false"/>
      <style:text-properties fo:font-variant="small-caps" fo:font-style="normal" officeooo:rsid="00218474" officeooo:paragraph-rsid="00218474" fo:background-color="transparent" style:font-style-asian="normal" style:font-style-complex="normal"/>
    </style:style>
    <style:style style:name="P9" style:family="paragraph" style:parent-style-name="WW-Standard">
      <style:paragraph-properties style:snap-to-layout-grid="false"/>
      <style:text-properties fo:font-variant="small-caps" officeooo:paragraph-rsid="00218474"/>
    </style:style>
    <style:style style:name="P10" style:family="paragraph" style:parent-style-name="WW-Standard">
      <style:paragraph-properties style:snap-to-layout-grid="false"/>
      <style:text-properties fo:font-style="normal" officeooo:paragraph-rsid="0018c6b6" style:font-style-asian="normal" style:font-style-complex="normal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officeooo:paragraph-rsid="0018c6b6"/>
    </style:style>
    <style:style style:name="P14" style:family="paragraph" style:parent-style-name="Standard" style:list-style-name="L1">
      <style:text-properties officeooo:rsid="0018c6b6" officeooo:paragraph-rsid="0018c6b6"/>
    </style:style>
    <style:style style:name="P15" style:family="paragraph" style:parent-style-name="Standard" style:list-style-name="L1">
      <style:text-properties fo:color="#ff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16" style:family="paragraph" style:parent-style-name="Standard" style:list-style-name="L2"/>
    <style:style style:name="P17" style:family="paragraph" style:parent-style-name="WW-Standard">
      <style:paragraph-properties style:snap-to-layout-grid="false"/>
      <style:text-properties fo:font-variant="small-caps" fo:font-style="normal" officeooo:rsid="00218474" officeooo:paragraph-rsid="001fc83b" fo:background-color="transparent" style:font-style-asian="normal" style:font-style-complex="normal"/>
    </style:style>
    <style:style style:name="P18" style:family="paragraph" style:parent-style-name="WW-Standard">
      <style:paragraph-properties style:snap-to-layout-grid="false"/>
      <style:text-properties fo:font-variant="small-caps" fo:font-style="normal" officeooo:rsid="00218474" officeooo:paragraph-rsid="002330ce" fo:background-color="transparent" style:font-style-asian="normal" style:font-style-complex="normal"/>
    </style:style>
    <style:style style:name="P19" style:family="paragraph" style:parent-style-name="WW-Standard">
      <style:paragraph-properties style:snap-to-layout-grid="false"/>
      <style:text-properties fo:font-variant="small-caps" fo:font-style="normal" officeooo:rsid="00218474" officeooo:paragraph-rsid="00218474" fo:background-color="transparent" style:font-style-asian="normal" style:font-style-complex="normal"/>
    </style:style>
    <style:style style:name="P20" style:family="paragraph" style:parent-style-name="WW-Standard">
      <style:paragraph-properties style:snap-to-layout-grid="false"/>
      <style:text-properties fo:font-variant="small-caps" officeooo:paragraph-rsid="00218474"/>
    </style:style>
    <style:style style:name="P21" style:family="paragraph"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text-transform="uppercase" fo:color="#0084d1" fo:font-size="20pt" fo:font-weight="bold" style:font-size-asian="20pt" style:font-weight-asian="bold" style:font-size-complex="20pt" style:font-weight-complex="bold"/>
    </style:style>
    <style:style style:name="T3" style:family="text">
      <style:text-properties fo:text-transform="uppercase" fo:color="#0084d1" fo:font-size="20pt" fo:font-weight="bold" officeooo:rsid="0018c6b6" style:font-size-asian="20pt" style:font-weight-asian="bold" style:font-size-complex="20pt" style:font-weight-complex="bold"/>
    </style:style>
    <style:style style:name="T4" style:family="text">
      <style:text-properties fo:text-transform="uppercase" fo:color="#0084d1" fo:font-size="20pt" fo:font-weight="bold" officeooo:rsid="001fc83b" style:font-size-asian="20pt" style:font-weight-asian="bold" style:font-size-complex="20pt" style:font-weight-complex="bold"/>
    </style:style>
    <style:style style:name="T5" style:family="text">
      <style:text-properties fo:text-transform="uppercase" fo:color="#0084d1" fo:font-size="20pt" fo:font-weight="bold" officeooo:rsid="002330ce" style:font-size-asian="20pt" style:font-weight-asian="bold" style:font-size-complex="2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8" style:family="text">
      <style:text-properties fo:font-size="14pt" style:text-underline-style="none" style:text-underline-mode="continuous" style:text-overline-mode="continuous" style:text-line-through-mode="continuous" style:font-size-asian="14pt" style:font-size-complex="14pt"/>
    </style:style>
    <style:style style:name="T9" style:family="text">
      <style:text-properties fo:font-style="normal" officeooo:rsid="00218474" fo:background-color="transparent" loext:char-shading-value="0" style:font-style-asian="normal" style:font-style-complex="normal"/>
    </style:style>
    <style:style style:name="T10" style:family="text">
      <style:text-properties officeooo:rsid="001fc83b"/>
    </style:style>
    <style:style style:name="T11" style:family="text">
      <style:text-properties officeooo:rsid="0021847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1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">
        <style:list-level-properties/>
        <style:text-properties style:font-name="Wingdings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">
        <style:list-level-properties/>
        <style:text-properties style:font-name="Wingdings"/>
      </text:list-level-style-bullet>
      <text:list-level-style-bullet text:level="2" text:style-name="WW_5f_CharLFO3LVL2" text:bullet-char="◦">
        <style:list-level-properties/>
        <style:text-properties style:font-name="OpenSymbol"/>
      </text:list-level-style-bullet>
      <text:list-level-style-bullet text:level="3" text:style-name="WW_5f_CharLFO3LVL3" text:bullet-char="▪">
        <style:list-level-properties/>
        <style:text-properties style:font-name="OpenSymbol"/>
      </text:list-level-style-bullet>
      <text:list-level-style-bullet text:level="4" text:style-name="WW_5f_CharLFO3LVL4" text:bullet-char="•">
        <style:list-level-properties/>
        <style:text-properties style:font-name="OpenSymbol"/>
      </text:list-level-style-bullet>
      <text:list-level-style-bullet text:level="5" text:style-name="WW_5f_CharLFO3LVL5" text:bullet-char="◦">
        <style:list-level-properties/>
        <style:text-properties style:font-name="OpenSymbol"/>
      </text:list-level-style-bullet>
      <text:list-level-style-bullet text:level="6" text:style-name="WW_5f_CharLFO3LVL6" text:bullet-char="▪">
        <style:list-level-properties/>
        <style:text-properties style:font-name="OpenSymbol"/>
      </text:list-level-style-bullet>
      <text:list-level-style-bullet text:level="7" text:style-name="WW_5f_CharLFO3LVL7" text:bullet-char="•">
        <style:list-level-properties/>
        <style:text-properties style:font-name="OpenSymbol"/>
      </text:list-level-style-bullet>
      <text:list-level-style-bullet text:level="8" text:style-name="WW_5f_CharLFO3LVL8" text:bullet-char="◦">
        <style:list-level-properties/>
        <style:text-properties style:font-name="OpenSymbol"/>
      </text:list-level-style-bullet>
      <text:list-level-style-bullet text:level="9" text:style-name="WW_5f_CharLFO3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stroke-linejoin="miter" draw:fill="solid" draw:fill-color="#ffffff" draw:opacity="100%" draw:textarea-vertical-align="middle" draw:auto-grow-height="false" draw:auto-grow-width="false" fo:min-height="3.177cm" fo:min-width="1.535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1.886cm" svg:y="0.974cm" svg:width="3.979cm" svg:height="3.336cm" draw:z-index="1">
        <draw:image xlink:href="Pictures/2000001200003E6E00000D07C9C95908.svm" xlink:type="simple" xlink:show="embed" xlink:actuate="onLoad"/>
      </draw:frame>
      <text:p text:style-name="P11"><text:span text:style-name="Police_20_par_20_défaut"><text:span text:style-name="T2"/></text:span></text:p>
      <text:p text:style-name="P3"><text:span text:style-name="Police_20_par_20_défaut"><text:span text:style-name="T4">SAMEDI</text:span></text:span><text:span text:style-name="Police_20_par_20_défaut"><text:span text:style-name="T2">............................... 201</text:span></text:span><text:span text:style-name="Police_20_par_20_défaut"><text:span text:style-name="T5">6</text:span></text:span><text:span text:style-name="Police_20_par_20_défaut"><text:span text:style-name="T3">/1</text:span></text:span><text:span text:style-name="Police_20_par_20_défaut"><text:span text:style-name="T5">7</text:span></text:span></text:p>
      <text:p text:style-name="Standard"/>
      <text:p text:style-name="Standard"/>
      <text:p text:style-name="Standard"/>
      <text:p text:style-name="Standard">Maître nageur : <text:span text:style-name="T11">Sylvain</text:span><text:span text:style-name="Police_20_par_20_défaut"><text:span text:style-name="T6"> / ............</text:span></text:span></text:p>
      <text:p text:style-name="Standard"/>
      <text:p text:style-name="P1">Check-list arrivée :</text:p>
      <text:list xml:id="list3041524837427564890" text:style-name="L1">
        <text:list-item>
          <text:p text:style-name="P12">Ouvrir les locaux – Installer le matériel</text:p>
        </text:list-item>
        <text:list-item>
          <text:p text:style-name="P14">Faire les analyses</text:p>
        </text:list-item>
        <text:list-item>
          <text:p text:style-name="P12">Afficher les infos Aqua-Bébé</text:p>
        </text:list-item>
        <text:list-item>
          <text:p text:style-name="P12">Accueillir les adhérents (physique et administratif)</text:p>
        </text:list-item>
        <text:list-item>
          <text:p text:style-name="P12">Permettre l'accès au bassin après la douche</text:p>
        </text:list-item>
        <text:list-item>
          <text:p text:style-name="P12">Interdire l'accès au bassin si pas horaire d'origine ou raison administrative ou médicale</text:p>
        </text:list-item>
        <text:list-item>
          <text:p text:style-name="P15">Interdire l'accès au bassin aux non adhérents sans présence d'un membre du CA</text:p>
          <text:p text:style-name="P13"/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">Séance de <text:span text:style-name="T10">9h15</text:span></text:p>
          </table:table-cell>
          <table:table-cell table:style-name="Tableau1.A1" office:value-type="string">
            <text:p text:style-name="P5">Présence</text:p>
          </table:table-cell>
          <table:table-cell table:style-name="Tableau1.A1" office:value-type="string">
            <text:p text:style-name="P5">Séance de <text:span text:style-name="T10">10h00</text:span></text:p>
          </table:table-cell>
          <table:table-cell table:style-name="Tableau1.D1" office:value-type="string">
            <text:p text:style-name="P5">Présence</text:p>
          </table:table-cell>
        </table:table-row>
        <table:table-row>
          <table:table-cell table:style-name="Tableau1.A6" office:value-type="string">
            <text:p text:style-name="P8">Pierre Bonheur</text:p>
          </table:table-cell>
          <table:table-cell table:style-name="Tableau1.B6" office:value-type="string">
            <text:p text:style-name="P7"/>
          </table:table-cell>
          <table:table-cell table:style-name="Tableau1.C6" office:value-type="string">
            <text:p text:style-name="P8">Adèle Heitz</text:p>
          </table:table-cell>
          <table:table-cell table:style-name="Tableau1.D6" office:value-type="string">
            <text:p text:style-name="P10"/>
          </table:table-cell>
        </table:table-row>
        <table:table-row>
          <table:table-cell table:style-name="Tableau1.A6" office:value-type="string">
            <text:p text:style-name="P8">Simon Barberet</text:p>
          </table:table-cell>
          <table:table-cell table:style-name="Tableau1.B6" office:value-type="string">
            <text:p text:style-name="P7"/>
          </table:table-cell>
          <table:table-cell table:style-name="Tableau1.C6" office:value-type="string">
            <text:p text:style-name="P8">Agahthe Favre</text:p>
          </table:table-cell>
          <table:table-cell table:style-name="Tableau1.D6" office:value-type="string">
            <text:p text:style-name="P10"/>
          </table:table-cell>
        </table:table-row>
        <table:table-row>
          <table:table-cell table:style-name="Tableau1.A6" office:value-type="string">
            <text:p text:style-name="P8">Sohen Cazeneuve</text:p>
          </table:table-cell>
          <table:table-cell table:style-name="Tableau1.B6" office:value-type="string">
            <text:p text:style-name="P7"/>
          </table:table-cell>
          <table:table-cell table:style-name="Tableau1.C6" office:value-type="string">
            <text:p text:style-name="P18">Lola Machado</text:p>
          </table:table-cell>
          <table:table-cell table:style-name="Tableau1.D6" office:value-type="string">
            <text:p text:style-name="P10"/>
          </table:table-cell>
        </table:table-row>
        <table:table-row>
          <table:table-cell table:style-name="Tableau1.A6" office:value-type="string">
            <text:p text:style-name="P9"><text:span text:style-name="Emphasis"><text:span text:style-name="T9">Zoé Rivals</text:span></text:span></text:p>
          </table:table-cell>
          <table:table-cell table:style-name="Tableau1.B6" office:value-type="string">
            <text:p text:style-name="P7"/>
          </table:table-cell>
          <table:table-cell table:style-name="Tableau1.C6" office:value-type="string">
            <text:p text:style-name="P8">Simon Robin</text:p>
          </table:table-cell>
          <table:table-cell table:style-name="Tableau1.D6" office:value-type="string">
            <text:p text:style-name="P10"/>
          </table:table-cell>
        </table:table-row>
        <table:table-row>
          <table:table-cell table:style-name="Tableau1.A6" office:value-type="string">
            <text:p text:style-name="P9"><text:span text:style-name="Emphasis"><text:span text:style-name="T9"/></text:span></text:p>
          </table:table-cell>
          <table:table-cell table:style-name="Tableau1.B6" office:value-type="string">
            <text:p text:style-name="P7"/>
          </table:table-cell>
          <table:table-cell table:style-name="Tableau1.C6" office:value-type="string">
            <text:p text:style-name="P7">/</text:p>
          </table:table-cell>
          <table:table-cell table:style-name="Tableau1.D6" office:value-type="string">
            <text:p text:style-name="P10"/>
          </table:table-cell>
        </table:table-row>
      </table:table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5">Séance de <text:span text:style-name="T10">10h45</text:span></text:p>
          </table:table-cell>
          <table:table-cell table:style-name="Tableau2.A1" office:value-type="string">
            <text:p text:style-name="P5">Présence</text:p>
          </table:table-cell>
          <table:table-cell table:style-name="Tableau2.A1" office:value-type="string">
            <text:p text:style-name="P5">Séance de <text:span text:style-name="T10">11h30</text:span></text:p>
          </table:table-cell>
          <table:table-cell table:style-name="Tableau2.D1" office:value-type="string">
            <text:p text:style-name="P5">Présence</text:p>
          </table:table-cell>
        </table:table-row>
        <table:table-row>
          <table:table-cell table:style-name="Tableau2.A5" office:value-type="string">
            <text:p text:style-name="P8">Anna Chalons</text:p>
          </table:table-cell>
          <table:table-cell table:style-name="Tableau2.B5" office:value-type="string">
            <text:p text:style-name="P7"/>
          </table:table-cell>
          <table:table-cell table:style-name="Tableau2.C5" office:value-type="string">
            <text:p text:style-name="P6">Henzo Carreras Faure</text:p>
          </table:table-cell>
          <table:table-cell table:style-name="Tableau2.D5" office:value-type="string">
            <text:p text:style-name="P10"/>
          </table:table-cell>
        </table:table-row>
        <table:table-row>
          <table:table-cell table:style-name="Tableau2.A5" office:value-type="string">
            <text:p text:style-name="P8">Clément Le Draoulec</text:p>
          </table:table-cell>
          <table:table-cell table:style-name="Tableau2.B5" office:value-type="string">
            <text:p text:style-name="P7"/>
          </table:table-cell>
          <table:table-cell table:style-name="Tableau2.C5" office:value-type="string">
            <text:p text:style-name="P17">Julie Palau</text:p>
          </table:table-cell>
          <table:table-cell table:style-name="Tableau2.D5" office:value-type="string">
            <text:p text:style-name="P10"/>
          </table:table-cell>
        </table:table-row>
        <table:table-row>
          <table:table-cell table:style-name="Tableau2.A5" office:value-type="string">
            <text:p text:style-name="P8">Clarisse Honain</text:p>
          </table:table-cell>
          <table:table-cell table:style-name="Tableau2.B5" office:value-type="string">
            <text:p text:style-name="P7"/>
          </table:table-cell>
          <table:table-cell table:style-name="Tableau2.C5" office:value-type="string">
            <text:p text:style-name="P8">June Mirey-Lassalle</text:p>
          </table:table-cell>
          <table:table-cell table:style-name="Tableau2.D5" office:value-type="string">
            <text:p text:style-name="P10"/>
          </table:table-cell>
        </table:table-row>
        <table:table-row>
          <table:table-cell table:style-name="Tableau2.A5" office:value-type="string">
            <text:p text:style-name="P8">Doriane Gey</text:p>
          </table:table-cell>
          <table:table-cell table:style-name="Tableau2.B5" office:value-type="string">
            <text:p text:style-name="P7"/>
          </table:table-cell>
          <table:table-cell table:style-name="Tableau2.C5" office:value-type="string">
            <text:p text:style-name="P7"/>
          </table:table-cell>
          <table:table-cell table:style-name="Tableau2.D5" office:value-type="string">
            <text:p text:style-name="P10"/>
          </table:table-cell>
        </table:table-row>
      </table:table>
      <text:p text:style-name="P4"><text:span text:style-name="Police_20_par_20_défaut"><text:span text:style-name="T8"><text:tab/><text:tab/><text:tab/><text:tab/><text:tab/><text:tab/><text:tab/><text:tab/><text:tab/></text:span></text:span></text:p>
      <text:p text:style-name="P4"><text:span text:style-name="Police_20_par_20_défaut"><text:span text:style-name="T7">Check-list départ :</text:span></text:span></text:p>
      <text:list xml:id="list8044627360831688803" text:style-name="L2">
        <text:list-item>
          <text:p text:style-name="P16">Ranger le matériel pédagogique</text:p>
        </text:list-item>
        <text:list-item>
          <text:p text:style-name="P16">Vider l'eau des jeux</text:p>
        </text:list-item>
        <text:list-item>
          <text:p text:style-name="P16">Retirer les infos Aqua-Bébé</text:p>
        </text:list-item>
        <text:list-item>
          <text:p text:style-name="P16">Passer la raclette autour de la piscine </text:p>
        </text:list-item>
        <text:list-item>
          <text:p text:style-name="P16">Ramasser ce que les adhérents ont oublié</text:p>
        </text:list-item>
        <text:list-item>
          <text:p text:style-name="P16">Remettre la salle en ordre</text:p>
        </text:list-item>
        <text:list-item>
          <text:p text:style-name="P16">Fermer le local (portes, lumières et fenêtres)</text:p>
        </text:list-item>
        <text:list-item>
          <text:p text:style-name="P16">Informer le bureau des incidents</text:p>
        </text:list-item>
        <text:list-item>
          <text:p text:style-name="P16"><draw:custom-shape text:anchor-type="paragraph" draw:z-index="0" draw:name="Rectangle 3" draw:style-name="gr1" draw:text-style-name="P21" svg:width="3.178cm" svg:height="1.535cm" svg:x="14.519cm" svg:y="0.048cm"><text:p/><draw:enhanced-geometry svg:viewBox="0 0 21600 21600" draw:type="non-primitive" draw:enhanced-path="M 0 0 L 21600 0 21600 21600 0 21600 Z N"/></draw:custom-shape>Informer le bureau des PB températures ou d'hygiène</text:p>
        </text:list-item>
      </text:list>
      <text:p text:style-name="Standard"/>
      <text:p text:style-name="Standard">J'atteste avoir bien effectué les taches des check-lists d'arrivée et de départ :</text:p>
      <text:p text:style-name="Standard">Remarques : .........................................................................................................................</text:p>
      <text:p text:style-name="Standard">...............................................................................................................................................</text:p>
      <text:p text:style-name="Standard">...............................................................................................................................................</text:p>
      <text:p text:style-name="Standard">SI besoin contacter un membre du bureau par téléphone ou s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SimSun1" svg:font-family="SimSun, 宋体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WW-Standard" style:family="paragraph">
      <style:paragraph-properties fo:orphans="0" fo:widows="0" fo:hyphenation-ladder-count="no-limit" style:vertical-align="baseline"/>
      <style:text-properties style:use-window-font-color="true" style:font-name="Arial" fo:font-family="Arial" style:font-family-generic="swiss" style:font-pitch="variable" fo:font-size="12pt" fo:language="fr" fo:country="FR" style:letter-kerning="true" style:font-name-asian="SimSun1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2" style:display-name="WW_CharLFO2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3" style:display-name="WW_CharLFO2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4" style:display-name="WW_CharLFO2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5" style:display-name="WW_CharLFO2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6" style:display-name="WW_CharLFO2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7" style:display-name="WW_CharLFO2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8" style:display-name="WW_CharLFO2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9" style:display-name="WW_CharLFO2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2" style:display-name="WW_CharLFO3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3" style:display-name="WW_CharLFO3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4" style:display-name="WW_CharLFO3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5" style:display-name="WW_CharLFO3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6" style:display-name="WW_CharLFO3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7" style:display-name="WW_CharLFO3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8" style:display-name="WW_CharLFO3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9" style:display-name="WW_CharLFO3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">
        <style:list-level-properties/>
        <style:text-properties style:font-name="Wingdings"/>
      </text:list-level-style-bullet>
      <text:list-level-style-bullet text:level="2" text:style-name="Numbering_20_Symbols" text:bullet-char="☒">
        <style:list-level-properties/>
        <style:text-properties fo:font-family="OpenSymbol"/>
      </text:list-level-style-bullet>
      <text:list-level-style-bullet text:level="3" text:style-name="Numbering_20_Symbols" text:bullet-char="☒">
        <style:list-level-properties/>
        <style:text-properties fo:font-family="OpenSymbol"/>
      </text:list-level-style-bullet>
      <text:list-level-style-bullet text:level="4" text:style-name="Numbering_20_Symbols" text:bullet-char="☒">
        <style:list-level-properties/>
        <style:text-properties fo:font-family="OpenSymbol"/>
      </text:list-level-style-bullet>
      <text:list-level-style-bullet text:level="5" text:style-name="Numbering_20_Symbols" text:bullet-char="☒">
        <style:list-level-properties/>
        <style:text-properties fo:font-family="OpenSymbol"/>
      </text:list-level-style-bullet>
      <text:list-level-style-bullet text:level="6" text:style-name="Numbering_20_Symbols" text:bullet-char="☒">
        <style:list-level-properties/>
        <style:text-properties fo:font-family="OpenSymbol"/>
      </text:list-level-style-bullet>
      <text:list-level-style-bullet text:level="7" text:style-name="Numbering_20_Symbols" text:bullet-char="☒">
        <style:list-level-properties/>
        <style:text-properties fo:font-family="OpenSymbol"/>
      </text:list-level-style-bullet>
      <text:list-level-style-bullet text:level="8" text:style-name="Numbering_20_Symbols" text:bullet-char="☒">
        <style:list-level-properties/>
        <style:text-properties fo:font-family="OpenSymbol"/>
      </text:list-level-style-bullet>
      <text:list-level-style-bullet text:level="9" text:style-name="Numbering_20_Symbols" text:bullet-char="☒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501cm" fo:margin-right="1.501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fo:min-height="-0.2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Police_20_par_20_défaut"><text:span text:style-name="MT1"><text:file-name text:display="name-and-extension">FP Samedi_VT.odt</text:file-name></text:span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meta:initial-creator>Sylvie Mazouat</meta:initial-creator>
    <meta:creation-date>2011-04-12T11:55:00Z</meta:creation-date>
    <dc:date>2016-09-25T22:58:39.133000000</dc:date>
    <meta:print-date>2012-09-10T14:10:08.72</meta:print-date>
    <meta:editing-cycles>22</meta:editing-cycles>
    <meta:editing-duration>PT1H34M18S</meta:editing-duration>
    <meta:document-statistic meta:table-count="2" meta:image-count="1" meta:object-count="0" meta:page-count="1" meta:paragraph-count="52" meta:word-count="214" meta:character-count="1683" meta:non-whitespace-character-count="1525"/>
    <meta:template xlink:type="simple" xlink:actuate="onRequest" xlink:title="" xlink:href="../../../../Local%20Settings/Temp/110412%20Fiche%20présence%20Samedi%20saison%202010-2011-2.doc/Normal.dotm"/>
  </office:meta>
</office:document-meta>
</file>